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lt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t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t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t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lt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t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t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t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t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t.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t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lt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lt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lt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lt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lt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q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q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d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d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d.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d.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d.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mp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mp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FO.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FO.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FO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FO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FO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FO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FO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FO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FO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FO.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FO.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FO.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FO.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FO.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FO.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FO.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FO.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FO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FO.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FO.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FO.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FO.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FO.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FO.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FO.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ly.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ly.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ly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ly.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ly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ly.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ly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ly.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ly.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ly.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ly.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ly.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ly.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ly.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ly.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ly.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vb.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vb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vb.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vb.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vb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vb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n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n.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n.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n.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n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op.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op.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p.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op.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op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op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op.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op.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op.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op.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op.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op.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op.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mp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mp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mp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mp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mp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mp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mp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S.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S.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S.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S.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rum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rum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rum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rum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rum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rum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ynth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ynth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ynth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nth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ynth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ynth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ynth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ynth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ynth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ynth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oc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oc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oc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oc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21:33:03.557309294</meta:creation-date>
    <dc:date>2024-04-11T21:37:06.467837843</dc:date>
    <meta:editing-duration>PT4M3S</meta:editing-duration>
    <meta:editing-cycles>1</meta:editing-cycles>
    <meta:document-statistic meta:table-count="1" meta:cell-count="256" meta:object-count="0"/>
    <meta:generator>LibreOffice/7.5.9.2$Linux_X86_64 LibreOffice_project/50$Build-2</meta:generator>
  </office:meta>
</office:document-meta>
</file>